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e8193" officeooo:paragraph-rsid="000e8193"/>
    </style:style>
    <style:style style:name="P2" style:family="paragraph" style:parent-style-name="Standard" style:master-page-name="Standard">
      <style:paragraph-properties style:page-number="auto"/>
      <style:text-properties officeooo:rsid="000e8193" officeooo:paragraph-rsid="000e81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问题</text:p>
      <text:p text:style-name="P1">目前Deepin系统版本为15.11，貌似在15.10时切到了Debain的软件仓库，而不再是Ubuntu了，虽说比较稳定，但还不够新，比如git，版本就没有官方的新。</text:p>
      <text:p text:style-name="P1">于是我尝试 git官方的办法：</text:p>
      <text:p text:style-name="P1"/>
      <text:p text:style-name="P1">sudo add-apt-repository ppa:git-core/ppa</text:p>
      <text:p text:style-name="P1"/>
      <text:p text:style-name="P1">报错，提示未找到命令。</text:p>
      <text:p text:style-name="P1"/>
      <text:p text:style-name="P1">解决</text:p>
      <text:p text:style-name="P1">这个问题在网上搜搜办法，很多回答都是让安装一个包：</text:p>
      <text:p text:style-name="P1"/>
      <text:p text:style-name="P1">sudo apt-get install software-properties-common</text:p>
      <text:p text:style-name="P1"/>
      <text:p text:style-name="P1">是的，确实解决了 add-apt-repository 命令找不到的问题，但实际add仓库源时，还是会出错，你可能会看到如下内容：</text:p>
      <text:p text:style-name="P1"/>
      <text:p text:style-name="P1">Traceback (most recent call last):</text:p>
      <text:p text:style-name="P1">File “/usr/bin/add-apt-repository”, line 95, in</text:p>
      <text:p text:style-name="P1">sp = SoftwareProperties(options=options)</text:p>
      <text:p text:style-name="P1">File “/usr/lib/python3/dist-packages/softwareproperties/SoftwareProperties.py”, line 109, in init</text:p>
      <text:p text:style-name="P1">self.reload_sourceslist()</text:p>
      <text:p text:style-name="P1">File “/usr/lib/python3/dist-packages/softwareproperties/SoftwareProperties.py”, line 599, in reload_sourceslist</text:p>
      <text:p text:style-name="P1">self.distro.get_sources(self.sourceslist)</text:p>
      <text:p text:style-name="P1">File “/usr/lib/python3/dist-packages/aptsources/distro.py”, line 93, in get_sources</text:p>
      <text:p text:style-name="P1">(self.id, self.codename))</text:p>
      <text:p text:style-name="P1">aptsources.distro.NoDistroTemplateException: Error: could not find a distribution template for Deepin/stable</text:p>
      <text:p text:style-name="P1"/>
      <text:p text:style-name="P1">很尴尬啊兄弟！看这个报错就大概明白，还是因为Deepin/stable不适用这种三方ppa导致的。</text:p>
      <text:p text:style-name="P1"/>
      <text:p text:style-name="P1">我可不想就此放弃，经过一番仔细搜寻，找到一个大佬的解决办法：</text:p>
      <text:p text:style-name="P1"/>
      <text:p text:style-name="P1">编辑lsb-release文件：</text:p>
      <text:p text:style-name="P1"/>
      <text:p text:style-name="P1">sudo deepin-editor /etc/lsb-release</text:p>
      <text:p text:style-name="P1"/>
      <text:p text:style-name="P1">把已有内容的每行头加#注释掉，添加Ubuntu相关的内容：</text:p>
      <text:p text:style-name="P1"/>
      <text:p text:style-name="P1"># DISTRIB_ID=Deepin</text:p>
      <text:p text:style-name="P1"># DISTRIB_RELEASE="15.11"</text:p>
      <text:p text:style-name="P1"># DISTRIB_DESCRIPTION="Deepin 15.11 "</text:p>
      <text:p text:style-name="P1"><text:soft-page-break/># DISTRIB_CODENAME=stable</text:p>
      <text:p text:style-name="P1"/>
      <text:p text:style-name="P1">DISTRIB_ID=Ubuntu</text:p>
      <text:p text:style-name="P1">DISTRIB_RELEASE=16.04</text:p>
      <text:p text:style-name="P1">DISTRIB_DESCRIPTION="Ubuntu 16.04.6 LTS"</text:p>
      <text:p text:style-name="P1">DISTRIB_CODENAME=trusty</text:p>
      <text:p text:style-name="P1"/>
      <text:p text:style-name="P1">此时再试试 sudo add-apt-repository ppa:git-core/ppa 看看，却报了另一个错：</text:p>
      <text:p text:style-name="P1"/>
      <text:p text:style-name="P1">The most current stable version of Git for Ubuntu.</text:p>
      <text:p text:style-name="P1"/>
      <text:p text:style-name="P1">For release candidates, go to https://launchpad.net/~git-core/+archive/candidate .</text:p>
      <text:p text:style-name="P1">More info: https://launchpad.net/~git-core/+archive/ubuntu/ppa</text:p>
      <text:p text:style-name="P1">Press [ENTER] to continue or ctrl-c to cancel adding it</text:p>
      <text:p text:style-name="P1"/>
      <text:p text:style-name="P1">gpg: keybox ‘/tmp/tmprpx7ycut/pubring.gpg’ created</text:p>
      <text:p text:style-name="P1">gpg: failed to start the dirmngr ‘/usr/bin/dirmngr’: 没有那个文件或目录</text:p>
      <text:p text:style-name="P1">gpg: connecting dirmngr at ‘/tmp/tmprpx7ycut/S.dirmngr’ failed: 没有那个文件或目录</text:p>
      <text:p text:style-name="P1">gpg: keyserver receive failed: No dirmngr</text:p>
      <text:p text:style-name="P1"/>
      <text:p text:style-name="P1">不要慌，他说没有dirmngr，我们就安一个：</text:p>
      <text:p text:style-name="P1"/>
      <text:p text:style-name="P1">sudo apt-get install dirmngr</text:p>
      <text:p text:style-name="P1"/>
      <text:p text:style-name="P1">最后再add仓库ppa就不会报错了。</text:p>
      <text:p text:style-name="P1">搞定之后，就能顺利安装最新的git：</text:p>
      <text:p text:style-name="P1"/>
      <text:p text:style-name="P1">sudo apt-get update</text:p>
      <text:p text:style-name="P1">sudo apt-get install g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CJK SC Demi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DemiLight" style:font-size-asian="10.5pt" style:language-asian="zh" style:country-asian="CN" style:font-name-complex="Noto Sans CJK SC Demi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CJK SC DemiLight" style:font-family-complex="'Noto Sans CJK SC Demi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orphans="0" fo:widows="0" fo:hyphenation-ladder-count="no-limit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Index_20__28_user_29_" style:display-name="Index (user)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1:47:00</meta:creation-date>
    <dc:date>2020-04-23T21:51:33.840723718</dc:date>
    <meta:editing-cycles>4</meta:editing-cycles>
    <meta:editing-duration>P1DT8H2M59S</meta:editing-duration>
    <meta:generator>LibreOffice/5.2.7.2$Linux_X86_64 LibreOffice_project/20m0$Build-2</meta:generator>
    <meta:document-statistic meta:table-count="0" meta:image-count="0" meta:object-count="0" meta:page-count="2" meta:paragraph-count="47" meta:word-count="475" meta:character-count="1931" meta:non-whitespace-character-count="1820"/>
  </office:meta>
</office:document-meta>
</file>